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On Git</text:p>
      <text:p text:style-name="P1"/>
      <text:list xml:id="list8146877975798955555" text:style-name="L1">
        <text:list-item>
          <text:p text:style-name="P2">Three states of a git project</text:p>
          <text:list>
            <text:list-item>
              <text:p text:style-name="P2">Committed: Data safely stored in your local databsae</text:p>
            </text:list-item>
            <text:list-item>
              <text:p text:style-name="P2">Modified: You've changed the file but not committed it to the db.</text:p>
            </text:list-item>
            <text:list-item>
              <text:p text:style-name="P2">Staged: You've marked the file to be committed.</text:p>
            </text:list-item>
          </text:list>
        </text:list-item>
        <text:list-item>
          <text:p text:style-name="P2">Three sections of a git project</text:p>
          <text:list>
            <text:list-item>
              <text:p text:style-name="P2">Git directory: This is the .git file. <text:s/>It has almost everything.</text:p>
            </text:list-item>
            <text:list-item>
              <text:p text:style-name="P2">Working Directory: Single checkout of one version of the file.</text:p>
            </text:list-item>
            <text:list-item>
              <text:p text:style-name="P2">Staging area: usually inside git directory. <text:s/>Single file.</text:p>
            </text:list-item>
          </text:list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Zelaznik</meta:initial-creator>
    <meta:creation-date>2015-07-05T10:27:05</meta:creation-date>
    <dc:date>2015-07-05T10:42:55</dc:date>
    <dc:creator>Steve Zelaznik</dc:creator>
    <meta:editing-duration>PT12M11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9" meta:word-count="80" meta:character-count="427"/>
  </office:meta>
</office:document-meta>
</file>